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 Code" svg:font-family="'Fira Code'" style:font-adornments="Regular" style:font-pitch="fixed"/>
    <style:font-face style:name="Fira Code Retina" svg:font-family="'Fira Code Retina'" style:font-adornments="Regular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/>
    </style:style>
    <style:style style:name="ce2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cm"/>
      <style:text-properties style:font-name="Fira Code" fo:font-size="12pt" style:font-size-asian="12pt" style:font-size-complex="12pt"/>
    </style:style>
    <style:style style:name="ce3" style:family="table-cell" style:parent-style-name="Default">
      <style:table-cell-properties fo:border="0.74pt solid #999999"/>
      <style:text-properties style:font-name="Fira Code" fo:font-size="12pt" style:font-size-asian="12pt" style:font-size-complex="12pt"/>
    </style:style>
    <style:style style:name="ce4" style:family="table-cell" style:parent-style-name="Default">
      <style:table-cell-properties fo:background-color="#dddddd" fo:border="0.74pt solid #999999"/>
      <style:text-properties style:font-name="Fir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Filament</text:p>
          </table:table-cell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2">
          <table:table-cell/>
          <table:table-cell table:style-name="ce3" office:value-type="string" calcext:value-type="string">
            <text:p>PL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&gt;=4 Hours</text:p>
          </table:table-cell>
        </table:table-row>
        <table:table-row table:style-name="ro2">
          <table:table-cell/>
          <table:table-cell table:style-name="ce4" office:value-type="string" calcext:value-type="string">
            <text:p>ABS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&gt;=2 Hours</text:p>
          </table:table-cell>
        </table:table-row>
        <table:table-row table:style-name="ro2">
          <table:table-cell/>
          <table:table-cell table:style-name="ce3" office:value-type="string" calcext:value-type="string">
            <text:p>PETG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&gt;=2 Hours</text:p>
          </table:table-cell>
        </table:table-row>
        <table:table-row table:style-name="ro2">
          <table:table-cell/>
          <table:table-cell table:style-name="ce4" office:value-type="string" calcext:value-type="string">
            <text:p>Nylon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&gt;=12 Hours</text:p>
          </table:table-cell>
        </table:table-row>
        <table:table-row table:style-name="ro2">
          <table:table-cell/>
          <table:table-cell table:style-name="ce3" office:value-type="string" calcext:value-type="string">
            <text:p>PC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&gt;=8 Hours</text:p>
          </table:table-cell>
        </table:table-row>
        <table:table-row table:style-name="ro2">
          <table:table-cell/>
          <table:table-cell table:style-name="ce4" office:value-type="string" calcext:value-type="string">
            <text:p>TPU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&gt;=4 Hours</text:p>
          </table:table-cell>
        </table:table-row>
        <table:table-row table:style-name="ro2">
          <table:table-cell/>
          <table:table-cell table:style-name="ce3" office:value-type="string" calcext:value-type="string">
            <text:p>PV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&gt;=4 Hours</text:p>
          </table:table-cell>
        </table:table-row>
        <table:table-row table:style-name="ro2">
          <table:table-cell/>
          <table:table-cell table:style-name="ce4" office:value-type="string" calcext:value-type="string">
            <text:p>AS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&gt;=4 Hours</text:p>
          </table:table-cell>
        </table:table-row>
        <table:table-row table:style-name="ro2">
          <table:table-cell/>
          <table:table-cell table:style-name="ce3" office:value-type="string" calcext:value-type="string">
            <text:p>PP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&gt;=6 Hours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ira Code" svg:font-family="'Fira Code'" style:font-adornments="Regular" style:font-pitch="fixed"/>
    <style:font-face style:name="Fira Code Retina" svg:font-family="'Fira Code Retina'" style:font-adornments="Regular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7:30:51.301000000</meta:creation-date>
    <meta:print-date>2023-06-02T17:46:59.196000000</meta:print-date>
    <dc:date>2023-06-02T18:38:30.052000000</dc:date>
    <meta:editing-duration>PT1H7M39S</meta:editing-duration>
    <meta:editing-cycles>1</meta:editing-cycles>
    <meta:document-statistic meta:table-count="1" meta:cell-count="30" meta:object-count="0"/>
    <meta:generator>LibreOffice/7.4.6.2$Windows_X86_64 LibreOffice_project/5b1f5509c2decdade7fda905e3e1429a67acd63d</meta:generator>
  </office:meta>
</office:document-meta>
</file>